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 fo:line-height="150%"/>
    </style:style>
    <style:style style:name="P3" style:parent-style-name="Normal" style:family="paragraph">
      <style:paragraph-properties fo:text-align="justify" fo:line-height="150%"/>
    </style:style>
    <style:style style:name="P4" style:parent-style-name="Normal" style:family="paragraph">
      <style:paragraph-properties fo:text-align="justify" fo:line-height="150%"/>
    </style:style>
    <style:style style:name="P5" style:parent-style-name="Normal" style:family="paragraph">
      <style:paragraph-properties fo:text-align="justify" fo:line-height="150%"/>
    </style:style>
    <style:style style:name="P6" style:parent-style-name="Normal" style:family="paragraph">
      <style:paragraph-properties fo:text-align="justify" fo:line-height="150%"/>
    </style:style>
    <style:style style:name="P7" style:parent-style-name="Normal" style:family="paragraph">
      <style:paragraph-properties fo:text-align="justify" fo:line-height="150%"/>
    </style:style>
    <style:style style:name="P8" style:parent-style-name="Normal" style:family="paragraph">
      <style:paragraph-properties fo:text-align="justify" fo:line-height="150%"/>
    </style:style>
    <style:style style:name="P9" style:parent-style-name="Normal" style:family="paragraph">
      <style:paragraph-properties fo:text-align="justify" fo:line-height="150%"/>
    </style:style>
  </office:automatic-styles>
  <office:body>
    <office:text text:use-soft-page-breaks="true">
      <text:p text:style-name="P1">PyCitySchools_starter_Summary</text:p>
      <text:p text:style-name="P2">In this analysis, we looking into the performance metrics of various district and charter schools, with a particular emphasis on their reading and math scores. This dataset tends as a comprehensive snapshot, offering insights into the school expenditures, average spending per student, academic achievements, pass rates, and the allocation of funds on a per-student basis.<text:s/></text:p>
      <text:p text:style-name="P3">Our goal is to reveal patterns and establish policies that could enhance the educational outcomes of these institutions. The study encompasses a total of 39,170 students across schools with a collective budget of $24,649,428.00.</text:p>
      <text:p text:style-name="P4"/>
      <text:p text:style-name="P5">Our findings reveal a notable trend: as the average expenditure per student exceeds $585, there's a detectable decline in both academic scores and the percentage of students passing. It's interesting to note that all district schools within our dataset allocate minimally $645 per student, which is on the higher some of the charter school that have better performance.<text:s/>Moreover, charter schools which spend less than $585<text:s/>per student<text:s/>exhibit superior performance, outpacing district schools by more than 35% in student achievement.</text:p>
      <text:p text:style-name="P6"/>
      <text:p text:style-name="P7">Analyzing the correlation between student body size and academic performance in math and reading, the data indicates a significant drop in scores as enrollment exceeds 2,000 students, while it insignificantly drops between 1,000 and 20,000 students.<text:s/></text:p>
      <text:p text:style-name="P8"/>
      <text:p text:style-name="P9">In conclusion, the analysis suggests a strategic approach to budgeting, recommending that schools limit their spending to around $585 per student to optimize academic outcomes. This threshold<text:s/>enrolment<text:s/>of 2,000 students<text:s/>appears to be the sweet spot for maximizing efficiency in resource allocation while ensuring high levels of student success. Further, the data advocates for a<text:s/>revaluation<text:s/>of funding strategies, particularly for larger schools and district schools, to foster an environment where every student has the opportunity to exce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ifatah Daoud</meta:initial-creator>
    <dc:creator>Abdifatah Daoud</dc:creator>
    <meta:creation-date>2024-02-29T12:21:00Z</meta:creation-date>
    <dc:date>2024-02-29T14:00:00Z</dc:date>
    <meta:template xlink:href="Normal.dotm" xlink:type="simple"/>
    <meta:editing-cycles>1</meta:editing-cycles>
    <meta:editing-duration>PT5940S</meta:editing-duration>
    <meta:document-statistic meta:page-count="1" meta:paragraph-count="3" meta:word-count="292" meta:character-count="1960" meta:row-count="13" meta:non-whitespace-character-count="1671"/>
  </office:meta>
</office:document-meta>
</file>